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ice Powerline1" svg:font-family="'Anonymice Powerline'" style:font-pitch="fixed"/>
    <style:font-face style:name="Anonymice Powerline" svg:font-family="'Anonymice Power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Anonymice Powerlin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2.792cm" svg:x="12.176cm" svg:y="1.508cm">
          <text:p text:style-name="P1">Spout</text:p>
          <text:p text:style-name="P1">(Tweet DF)</text:p>
          <draw:enhanced-geometry svg:viewBox="0 0 21600 21600" draw:mirror-horizontal="false" draw:mirror-vertical="false" draw:text-areas="0 0 21600 21600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4.699cm" svg:height="2.792cm" svg:x="6.715cm" svg:y="5.696cm">
          <text:p text:style-name="P1">Bolt 1</text:p>
          <text:p text:style-name="P1">(<text:span text:style-name="T1">track.rate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318cm" svg:height="2.792cm" svg:x="1.254cm" svg:y="5.696cm">
          <text:p text:style-name="P1">Tracker</text:p>
          <text:p text:style-name="P1">(<text:span text:style-name="T1">tpm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3" draw:id="id3" draw:layer="layout" svg:width="4.826cm" svg:height="2.792cm" svg:x="16.748cm" svg:y="5.696cm">
          <text:p text:style-name="P1">Bolt 2</text:p>
          <text:p text:style-name="P1">(<text:span text:style-name="T1">get.text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5.334cm" svg:height="2.791cm" svg:x="16.494cm" svg:y="9.574cm">
          <text:p text:style-name="P1">Bolt 3</text:p>
          <text:p text:style-name="P1">(<text:span text:style-name="T1">clean.text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191cm" svg:height="2.792cm" svg:x="6.969cm" svg:y="1.508cm">
          <text:p text:style-name="P1">Hash</text:p>
          <text:p text:style-name="P1">(<text:span text:style-name="T1">t.stamp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6.731cm" svg:height="2.791cm" svg:x="8.366cm" svg:y="9.574cm">
          <text:p text:style-name="P1">Bolt 4</text:p>
          <text:p text:style-name="P1">(<text:span text:style-name="T1">strip.stopwords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969cm" svg:height="2.792cm" svg:x="8.747cm" svg:y="13.451cm">
          <text:p text:style-name="P1">Bolt 6</text:p>
          <text:p text:style-name="P1">(<text:span text:style-name="T1">get.polarity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8.255cm" svg:height="2.792cm" svg:x="7.604cm" svg:y="17.639cm">
          <text:p text:style-name="P1">Bolt 8</text:p>
          <text:p text:style-name="P1">(<text:span text:style-name="T1">store.words.polarity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5.334cm" svg:height="2.792cm" svg:x="1.127cm" svg:y="17.639cm">
          <text:p text:style-name="P1">Hash</text:p>
          <text:p text:style-name="P1">(<text:span text:style-name="T1">polar.words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0" draw:id="id10" draw:layer="layout" svg:width="6.35cm" svg:height="2.792cm" svg:x="15.859cm" svg:y="13.451cm">
          <text:p text:style-name="P1">Bolt 7</text:p>
          <text:p text:style-name="P1">(<text:span text:style-name="T1">track.polarity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4.826cm" svg:height="2.792cm" svg:x="16.621cm" svg:y="17.639cm">
          <text:p text:style-name="P1">Hash</text:p>
          <text:p text:style-name="P1">(<text:span text:style-name="T1">polarity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1" draw:id="id11" draw:layer="layout" svg:width="3.683cm" svg:height="2.792cm" svg:x="23.098cm" svg:y="13.451cm">
          <text:p text:style-name="P1">Tracker</text:p>
          <text:p text:style-name="P1">(<text:span text:style-name="T1">prop.df</text:span>)</text:p>
          <draw:enhanced-geometry svg:viewBox="0 0 88 21600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4.335cm" svg:y1="4.3cm" svg:x2="11.414cm" svg:y2="7.092cm" draw:start-shape="id1" draw:start-glue-point="2" draw:end-shape="id2" draw:end-glue-point="1" svg:d="M14335 4300v2792h-2921" svg:viewBox="0 0 2922 2793">
          <text:p/>
        </draw:connector>
        <draw:connector draw:style-name="gr3" draw:text-style-name="P1" draw:layer="layout" svg:x1="14.335cm" svg:y1="4.3cm" svg:x2="16.748cm" svg:y2="7.092cm" draw:start-shape="id1" draw:start-glue-point="2" draw:end-shape="id3" draw:end-glue-point="3" svg:d="M14335 4300v2792h2413" svg:viewBox="0 0 2414 2793">
          <text:p/>
        </draw:connector>
        <draw:connector draw:style-name="gr3" draw:text-style-name="P1" draw:layer="layout" svg:x1="6.715cm" svg:y1="7.092cm" svg:x2="5.572cm" svg:y2="7.092cm" draw:start-shape="id2" draw:start-glue-point="3" draw:end-shape="id4" draw:end-glue-point="8" svg:d="M6715 7092h-1143" svg:viewBox="0 0 1144 1">
          <text:p/>
        </draw:connector>
        <draw:connector draw:style-name="gr3" draw:text-style-name="P1" draw:layer="layout" svg:x1="19.161cm" svg:y1="8.488cm" svg:x2="19.161cm" svg:y2="9.574cm" draw:start-shape="id3" draw:start-glue-point="2" draw:end-shape="id5" draw:end-glue-point="0" svg:d="M19161 8488v1086" svg:viewBox="0 0 1 1087">
          <text:p/>
        </draw:connector>
        <draw:connector draw:style-name="gr3" draw:text-style-name="P1" draw:layer="layout" svg:x1="16.494cm" svg:y1="10.969cm" svg:x2="15.097cm" svg:y2="10.969cm" draw:start-shape="id5" draw:start-glue-point="3" draw:end-shape="id6" draw:end-glue-point="1" svg:d="M16494 10969h-1397" svg:viewBox="0 0 1398 1">
          <text:p/>
        </draw:connector>
        <draw:connector draw:style-name="gr3" draw:text-style-name="P1" draw:layer="layout" svg:x1="11.731cm" svg:y1="12.365cm" svg:x2="11.731cm" svg:y2="13.451cm" draw:start-shape="id6" draw:start-glue-point="2" draw:end-shape="id7" draw:end-glue-point="0" svg:d="M11731 12365v1086" svg:viewBox="0 0 1 1087">
          <text:p/>
        </draw:connector>
        <draw:connector draw:style-name="gr3" draw:text-style-name="P1" draw:layer="layout" svg:x1="11.731cm" svg:y1="16.243cm" svg:x2="11.731cm" svg:y2="17.639cm" draw:start-shape="id7" draw:start-glue-point="2" draw:end-shape="id8" draw:end-glue-point="0" svg:d="M11731 16243v1396" svg:viewBox="0 0 1 1397">
          <text:p/>
        </draw:connector>
        <draw:connector draw:style-name="gr4" draw:text-style-name="P1" draw:layer="layout" svg:x1="9.065cm" svg:y1="4.3cm" svg:x2="9.064cm" svg:y2="5.696cm" draw:start-shape="id9" draw:start-glue-point="7" draw:end-shape="id2" draw:end-glue-point="0" svg:d="M9065 4300v699h-1v697" svg:viewBox="0 0 2 1397">
          <text:p/>
        </draw:connector>
        <draw:connector draw:style-name="gr3" draw:text-style-name="P1" draw:layer="layout" svg:x1="14.716cm" svg:y1="14.847cm" svg:x2="15.859cm" svg:y2="14.847cm" draw:start-shape="id7" draw:start-glue-point="1" draw:end-shape="id10" draw:end-glue-point="3" svg:d="M14716 14847h1143" svg:viewBox="0 0 1144 1">
          <text:p/>
        </draw:connector>
        <draw:connector draw:style-name="gr3" draw:text-style-name="P1" draw:layer="layout" svg:x1="22.209cm" svg:y1="14.847cm" svg:x2="23.098cm" svg:y2="14.847cm" draw:start-shape="id10" draw:start-glue-point="1" draw:end-shape="id11" draw:end-glue-point="6" svg:d="M22209 14847h889" svg:viewBox="0 0 890 1">
          <text:p/>
        </draw:connector>
        <draw:connector draw:style-name="gr4" draw:text-style-name="P1" draw:layer="layout" svg:x1="19.034cm" svg:y1="16.243cm" svg:x2="19.034cm" svg:y2="17.639cm" draw:start-shape="id10" draw:start-glue-point="2" draw:end-shape="id12" draw:end-glue-point="5" svg:d="M19034 16243v1396" svg:viewBox="0 0 1 1397">
          <text:p/>
        </draw:connector>
        <draw:connector draw:style-name="gr4" draw:text-style-name="P1" draw:layer="layout" svg:x1="7.604cm" svg:y1="19.035cm" svg:x2="6.461cm" svg:y2="19.035cm" draw:start-shape="id8" draw:start-glue-point="3" draw:end-shape="id13" draw:end-glue-point="8" svg:d="M7604 19035h-1143" svg:viewBox="0 0 1144 1">
          <text:p/>
        </draw:connector>
        <draw:custom-shape draw:style-name="gr2" draw:text-style-name="P1" xml:id="id14" draw:id="id14" draw:layer="layout" svg:width="6.35cm" svg:height="2.919cm" svg:x="1cm" svg:y="9.511cm">
          <text:p text:style-name="P1">Bolt 5</text:p>
          <text:p text:style-name="P1">(get<text:span text:style-name="T1">.word.</text:span><text:span text:style-name="T1">counts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366cm" svg:y1="10.969cm" svg:x2="7.35cm" svg:y2="10.97cm" draw:start-shape="id6" draw:start-glue-point="3" draw:end-shape="id14" draw:end-glue-point="1" svg:d="M8366 10969h-508v1h-508" svg:viewBox="0 0 1017 2">
          <text:p/>
        </draw:connector>
        <draw:custom-shape draw:style-name="gr1" draw:text-style-name="P1" xml:id="id15" draw:id="id15" draw:layer="layout" svg:width="5.588cm" svg:height="2.792cm" svg:x="1.381cm" svg:y="13.446cm">
          <text:p text:style-name="P1">Hash</text:p>
          <text:p text:style-name="P1">(<text:span text:style-name="T1">word.counts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4.175cm" svg:y1="12.43cm" svg:x2="4.175cm" svg:y2="13.446cm" draw:start-shape="id14" draw:start-glue-point="2" draw:end-shape="id15" draw:end-glue-point="5" svg:d="M4175 12430v1016" svg:viewBox="0 0 1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nymice Powerline1" svg:font-family="'Anonymice Powerline'" style:font-pitch="fixed"/>
    <style:font-face style:name="Anonymice Powerline" svg:font-family="'Anonymice Power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9:40:28.178280654</meta:creation-date>
    <dc:date>2015-06-04T12:20:07.044249176</dc:date>
    <meta:editing-duration>PT8M40S</meta:editing-duration>
    <meta:editing-cycles>3</meta:editing-cycles>
    <meta:generator>LibreOffice/4.2.8.2$Linux_X86_64 LibreOffice_project/420m0$Build-2</meta:generator>
    <meta:document-statistic meta:object-count="29"/>
  </office:meta>
</office:document-meta>
</file>